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4.302cm"/>
    </style:style>
    <style:style style:name="co5" style:family="table-column">
      <style:table-column-properties fo:break-before="auto" style:column-width="4.08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.23218133217381" calcext:value-type="float">
            <text:p>3.2321813322</text:p>
          </table:table-cell>
          <table:table-cell office:value-type="float" office:value="2.81659126954263" calcext:value-type="float">
            <text:p>2.8165912695</text:p>
          </table:table-cell>
          <table:table-cell office:value-type="float" office:value="85.8317515267569" calcext:value-type="float">
            <text:p>85.8317515268</text:p>
          </table:table-cell>
          <table:table-cell office:value-type="float" office:value="8.11947587152664" calcext:value-type="float">
            <text:p>8.119475871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.48736185867899" calcext:value-type="float">
            <text:p>7.4873618587</text:p>
          </table:table-cell>
          <table:table-cell office:value-type="float" office:value="2.58056288753558" calcext:value-type="float">
            <text:p>2.5805628875</text:p>
          </table:table-cell>
          <table:table-cell office:value-type="float" office:value="84.8561260998973" calcext:value-type="float">
            <text:p>84.8561260999</text:p>
          </table:table-cell>
          <table:table-cell office:value-type="float" office:value="5.07594915388817" calcext:value-type="float">
            <text:p>5.075949153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.01422257607766" calcext:value-type="float">
            <text:p>8.0142225761</text:p>
          </table:table-cell>
          <table:table-cell office:value-type="float" office:value="2.62149581329702" calcext:value-type="float">
            <text:p>2.6214958133</text:p>
          </table:table-cell>
          <table:table-cell office:value-type="float" office:value="86.6181573078437" calcext:value-type="float">
            <text:p>86.6181573078</text:p>
          </table:table-cell>
          <table:table-cell office:value-type="float" office:value="2.74612430278164" calcext:value-type="float">
            <text:p>2.746124302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.99809597883822" calcext:value-type="float">
            <text:p>6.9980959788</text:p>
          </table:table-cell>
          <table:table-cell office:value-type="float" office:value="3.08686302406305" calcext:value-type="float">
            <text:p>3.0868630241</text:p>
          </table:table-cell>
          <table:table-cell office:value-type="float" office:value="87.6242474880975" calcext:value-type="float">
            <text:p>87.6242474881</text:p>
          </table:table-cell>
          <table:table-cell office:value-type="float" office:value="2.29079350900126" calcext:value-type="float">
            <text:p>2.29079350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.63798411900564" calcext:value-type="float">
            <text:p>6.637984119</text:p>
          </table:table-cell>
          <table:table-cell office:value-type="float" office:value="3.14435930547721" calcext:value-type="float">
            <text:p>3.1443593055</text:p>
          </table:table-cell>
          <table:table-cell office:value-type="float" office:value="88.4522576192731" calcext:value-type="float">
            <text:p>88.4522576193</text:p>
          </table:table-cell>
          <table:table-cell office:value-type="float" office:value="1.76539895624403" calcext:value-type="float">
            <text:p>1.765398956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.26949396652995" calcext:value-type="float">
            <text:p>7.2694939665</text:p>
          </table:table-cell>
          <table:table-cell office:value-type="float" office:value="3.379113712039" calcext:value-type="float">
            <text:p>3.379113712</text:p>
          </table:table-cell>
          <table:table-cell office:value-type="float" office:value="87.9350666792219" calcext:value-type="float">
            <text:p>87.9350666792</text:p>
          </table:table-cell>
          <table:table-cell office:value-type="float" office:value="1.41632564220913" calcext:value-type="float">
            <text:p>1.4163256422</text:p>
            <draw:frame table:end-cell-address="Sheet1.L23" table:end-x="0.086cm" table:end-y="0.318cm" draw:z-index="0" draw:name="Chart 2" draw:style-name="gr1" draw:text-style-name="P1" svg:width="16.331cm" svg:height="7.613cm" svg:x="1.385cm" svg:y="0.459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 style:data-style-name="N2" text:time-value="21:28:22.8669940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6:31:48.584871463</meta:creation-date>
    <dc:date>2017-07-11T21:29:36.012890752</dc:date>
    <meta:editing-duration>PT10M52S</meta:editing-duration>
    <meta:editing-cycles>2</meta:editing-cycles>
    <meta:generator>LibreOffice/4.2.8.2$Linux_X86_64 LibreOffice_project/420m0$Build-2</meta:generator>
    <meta:document-statistic meta:table-count="1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draw:stroke="none" svg:stroke-width="0.026cm" svg:stroke-color="#b3b3b3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98b855" draw:fill-color="#98b855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7d5fa0" draw:fill-color="#7d5fa0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6aac4" draw:fill-color="#46aac4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6.332cm" svg:height="7.614cm" xlink:href="." xlink:type="simple" chart:class="chart:line" chart:style-name="ch1">
        <chart:title svg:x="5.856cm" svg:y="0.287cm" chart:style-name="ch2">
          <text:p>Visa  Status </text:p>
        </chart:title>
        <chart:legend chart:legend-position="bottom" svg:x="3.883cm" svg:y="6.227cm" style:legend-expansion="wide" chart:style-name="ch3"/>
        <chart:plot-area chart:style-name="ch4" chart:data-source-has-labels="both" svg:x="0.326cm" svg:y="1.59cm" svg:width="15.68cm" svg:height="4.485cm">
          <chartooo:coordinate-region svg:x="1.697cm" svg:y="1.816cm" svg:width="13.884cm" svg:height="3.709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line">
            <chart:data-point chart:repeated="6"/>
          </chart:series>
          <chart:series chart:style-name="ch9" chart:values-cell-range-address="local-table.$C$2:.$C$7" chart:label-cell-address="local-table.$C$1" chart:class="chart:line">
            <chart:data-point chart:repeated="6"/>
          </chart:series>
          <chart:series chart:style-name="ch10" chart:values-cell-range-address="local-table.$D$2:.$D$7" chart:label-cell-address="local-table.$D$1" chart:class="chart:line">
            <chart:data-point chart:repeated="6"/>
          </chart:series>
          <chart:series chart:style-name="ch11" chart:values-cell-range-address="local-table.$E$2:.$E$7" chart:label-cell-address="local-table.$E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RTIFIED-WITHDRAWN</text:p>
              </table:table-cell>
              <table:table-cell office:value-type="string">
                <text:p>WITHDRAWN</text:p>
              </table:table-cell>
              <table:table-cell office:value-type="string">
                <text:p>CERTIFIED</text:p>
              </table:table-cell>
              <table:table-cell office:value-type="string">
                <text:p>DENIED</text:p>
              </table:table-cell>
            </table:table-row>
          </table:table-header-rows>
          <table:table-rows>
            <table:table-row>
              <table:table-cell office:value-type="float" office:value="2011">
                <text:p>2010</text:p>
              </table:table-cell>
              <table:table-cell office:value-type="float" office:value="11596">
                <text:p>11596</text:p>
              </table:table-cell>
              <table:table-cell office:value-type="float" office:value="10105">
                <text:p>10105</text:p>
              </table:table-cell>
              <table:table-cell office:value-type="float" office:value="307936">
                <text:p>307936</text:p>
              </table:table-cell>
              <table:table-cell office:value-type="float" office:value="29130">
                <text:p>29130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31118">
                <text:p>31118</text:p>
              </table:table-cell>
              <table:table-cell office:value-type="float" office:value="10725">
                <text:p>10725</text:p>
              </table:table-cell>
              <table:table-cell office:value-type="float" office:value="352668">
                <text:p>352668</text:p>
              </table:table-cell>
              <table:table-cell office:value-type="float" office:value="21096">
                <text:p>21096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35432">
                <text:p>35432</text:p>
              </table:table-cell>
              <table:table-cell office:value-type="float" office:value="11590">
                <text:p>11590</text:p>
              </table:table-cell>
              <table:table-cell office:value-type="float" office:value="382951">
                <text:p>382951</text:p>
              </table:table-cell>
              <table:table-cell office:value-type="float" office:value="12141">
                <text:p>12141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36350">
                <text:p>36350</text:p>
              </table:table-cell>
              <table:table-cell office:value-type="float" office:value="16034">
                <text:p>16034</text:p>
              </table:table-cell>
              <table:table-cell office:value-type="float" office:value="455144">
                <text:p>455144</text:p>
              </table:table-cell>
              <table:table-cell office:value-type="float" office:value="11899">
                <text:p>11899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41071">
                <text:p>41071</text:p>
              </table:table-cell>
              <table:table-cell office:value-type="float" office:value="19455">
                <text:p>19455</text:p>
              </table:table-cell>
              <table:table-cell office:value-type="float" office:value="547278">
                <text:p>547278</text:p>
              </table:table-cell>
              <table:table-cell office:value-type="float" office:value="10923">
                <text:p>10923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47092">
                <text:p>47092</text:p>
              </table:table-cell>
              <table:table-cell office:value-type="float" office:value="21890">
                <text:p>21890</text:p>
              </table:table-cell>
              <table:table-cell office:value-type="float" office:value="569646">
                <text:p>569646</text:p>
              </table:table-cell>
              <table:table-cell office:value-type="float" office:value="9175">
                <text:p>9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